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↑：Mt. Mahai・Jakla Forest
→：Dābu Cavern
↓：Zazābu・Dono・Great Sunrise Bridge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sharu person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ābu Port Town and find our
classmat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29:41+01:00</meta:creation-date>
    <dc:date>2019-10-27T20:29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